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639cm" fo:min-width="1.659cm"/>
    </style:style>
    <style:style style:name="gr2" style:family="graphic" style:parent-style-name="standard">
      <style:graphic-properties draw:stroke="none" svg:stroke-color="#000000" draw:fill="none" draw:fill-color="#ffffff" fo:min-height="0.782cm"/>
    </style:style>
    <style:style style:name="gr3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46cm" svg:height="0.872cm" svg:x="11.265cm" svg:y="18.851cm">
          <text:p text:style-name="P1"><text:span text:style-name="T1">写进程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4cm" svg:height="1.032cm" svg:x="6.712cm" svg:y="15.986cm">
          <draw:text-box>
            <text:p><text:span text:style-name="T2">readsem = 0</text:span></text:p>
          </draw:text-box>
        </draw:frame>
        <draw:custom-shape draw:style-name="gr3" draw:text-style-name="P1" draw:layer="layout" svg:width="1.397cm" svg:height="1.397cm" svg:x="7.858cm" svg:y="18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46cm" svg:height="0.873cm" svg:x="7.858cm" svg:y="18.669cm">
          <text:p text:style-name="P1"><text:span text:style-name="T1">sh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413cm" svg:height="0.974cm" svg:x="3.921cm" svg:y="18.8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46cm" svg:height="0.872cm" svg:x="4.407cm" svg:y="18.924cm">
          <text:p text:style-name="P1"><text:span text:style-name="T1">读进程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413cm" svg:height="0.974cm" svg:x="10.779cm" svg:y="18.82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2" draw:id="id2" draw:layer="layout" draw:type="curve" draw:line-skew="-0.314cm" svg:x1="6.334cm" svg:y1="19.309cm" svg:x2="8.714cm" svg:y2="16.721cm" draw:start-shape="id1" draw:start-glue-point="1" svg:d="M6334 19309c1708 0 519-2588 2380-2588" svg:viewBox="0 0 2381 2589">
          <text:p/>
        </draw:connector>
        <draw:connector draw:style-name="gr4" draw:text-style-name="P1" draw:layer="layout" draw:type="curve" svg:x1="8.714cm" svg:y1="16.721cm" svg:x2="10.779cm" svg:y2="19.309cm" draw:start-shape="id2" draw:start-glue-point="3" draw:end-shape="id3" draw:end-glue-point="3" svg:d="M8714 16721c1530 0 498 2588 2065 2588" svg:viewBox="0 0 2066 2589">
          <text:p/>
        </draw:connector>
        <draw:connector draw:style-name="gr4" draw:text-style-name="P1" xml:id="id5" draw:id="id5" draw:layer="layout" draw:type="curve" svg:x1="5.953cm" svg:y1="19.36cm" svg:x2="8.644cm" svg:y2="21.378cm" draw:start-shape="id4" svg:d="M5953 19360c2578 0 1233 2018 2691 2018" svg:viewBox="0 0 2692 2019">
          <text:p/>
        </draw:connector>
        <draw:connector draw:style-name="gr4" draw:text-style-name="P1" draw:layer="layout" draw:type="curve" svg:x1="8.644cm" svg:y1="21.378cm" svg:x2="10.779cm" svg:y2="19.309cm" draw:start-shape="id5" draw:start-glue-point="3" draw:end-shape="id3" svg:d="M8644 21378c1582 0 515-2069 2135-2069" svg:viewBox="0 0 2136 2070">
          <text:p/>
        </draw:connector>
        <draw:frame draw:style-name="gr2" draw:text-style-name="P3" draw:layer="layout" svg:width="3.94cm" svg:height="1.032cm" svg:x="6.842cm" svg:y="21.558cm">
          <draw:text-box>
            <text:p><text:span text:style-name="T2">writesem 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4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9:08.154127985</meta:creation-date>
    <dc:date>2018-04-14T12:52:04.573820648</dc:date>
    <meta:editing-duration>PT12M15S</meta:editing-duration>
    <meta:editing-cycles>8</meta:editing-cycles>
    <meta:generator>LibreOffice/4.2.8.2$Linux_X86_64 LibreOffice_project/420m0$Build-2</meta:generator>
    <meta:document-statistic meta:object-count="12"/>
  </office:meta>
</office:document-meta>
</file>